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7"/>
    <style:style style:name="P3" style:family="paragraph" style:parent-style-name="Text_20_body" style:list-style-name="L8"/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 style:list-style-name="L18"/>
    <style:style style:name="P8" style:family="paragraph" style:parent-style-name="Text_20_body" style:list-style-name="L19"/>
    <style:style style:name="P9" style:family="paragraph" style:parent-style-name="Text_20_body" style:list-style-name="L20"/>
    <style:style style:name="P10" style:family="paragraph" style:parent-style-name="Text_20_body" style:list-style-name="L21"/>
    <style:style style:name="P11" style:family="paragraph" style:parent-style-name="Text_20_body" style:list-style-name="L22"/>
    <style:style style:name="P12" style:family="paragraph" style:parent-style-name="Text_20_body" style:list-style-name="L23"/>
    <style:style style:name="P13" style:family="paragraph" style:parent-style-name="Text_20_body" style:list-style-name="L24"/>
    <style:style style:name="P14" style:family="paragraph" style:parent-style-name="Text_20_body" style:list-style-name="L25"/>
    <style:style style:name="T1" style:family="text">
      <style:text-properties officeooo:rsid="001f19d0"/>
    </style:style>
    <style:style style:name="T2" style:family="text">
      <style:text-properties officeooo:rsid="00211981"/>
    </style:style>
    <style:style style:name="T3" style:family="text">
      <style:text-properties style:font-name="Liberation Serif" fo:font-size="24pt" fo:font-weight="bold" officeooo:rsid="00211981" style:font-name-asian="Noto Serif CJK SC" style:font-size-asian="24pt" style:font-weight-asian="bold" style:font-name-complex="Lohit Devanagari" style:font-size-complex="2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Heading_20_1" text:outline-level="1"><text:span text:style-name="Strong_20_Emphasis"><text:span text:style-name="T3">Temas sobre el bienestar digital: </text:span></text:span><text:span text:style-name="Strong_20_Emphasis">alumnado y familias</text:span></text:h>
      <text:p text:style-name="Text_20_body"><text:span text:style-name="T2">Despues de dar varias vueltas, h</text:span>ay disponibles una serie <text:span text:style-name="T2">de charlas que una vez comentadas con ustedes, </text:span>pueden usarse directamente en el aula o en reuniones con familias. Estas charlas abordan temas muy actuales relacionados con el uso <text:span text:style-name="T2">de las tic</text:span>.</text:p>
      <text:p text:style-name="Text_20_body"/>
      <text:h text:style-name="Heading_20_2" text:outline-level="2">👨‍🏫 <text:span text:style-name="Strong_20_Emphasis">Charlas por edades (dirigidas al alumnado y a las familias)</text:span></text:h>
      <text:h text:style-name="Heading_20_3" text:outline-level="3">👧 De 5 a 8 años</text:h>
      <text:p text:style-name="Text_20_body"><text:span text:style-name="Strong_20_Emphasis">Qué se trabaja:</text:span><text:line-break/>Cómo ver contenidos adecuados, usar Internet bajo supervisión, conocer apps apropiadas y repartir el tiempo frente a las pantallas.</text:p>
      <text:p text:style-name="Text_20_body">📌 <text:span text:style-name="Emphasis">Pensada para primeros cursos de Primaria.</text:span></text:p>
      <text:h text:style-name="Heading_20_3" text:outline-level="3">👦 De 9 a 13 años</text:h>
      <text:p text:style-name="Text_20_body"><text:span text:style-name="Strong_20_Emphasis">Qué se trabaja:</text:span><text:line-break/>Riesgos más comunes en Internet (privacidad, respeto, videojuegos, etc.) y cómo prevenirlos.</text:p>
      <text:p text:style-name="Text_20_body">📌 <text:span text:style-name="Emphasis">Ideal para segundo y tercer ciclo de Primaria o primer ciclo de la ESO.</text:span></text:p>
      <text:h text:style-name="Heading_20_3" text:outline-level="3">🧑 Mayores de 14 años</text:h>
      <text:p text:style-name="Text_20_body"><text:span text:style-name="Strong_20_Emphasis">Qué se trabaja:</text:span><text:line-break/>Temas más delicados como redes sociales, grooming, sexting, ciberacoso y cibercontrol. Cómo actuar y prevenir.</text:p>
      <text:p text:style-name="Text_20_body">📌 <text:span text:style-name="Emphasis">Pensada para la ESO y Bachillerato.</text:span></text:p>
      <text:h text:style-name="Heading_20_3" text:outline-level="3">👨‍👩‍👧‍👦 Para familias</text:h>
      <text:p text:style-name="Text_20_body"><text:span text:style-name="Strong_20_Emphasis">Qué se trabaja:</text:span><text:line-break/>Cómo acompañar a los menores en su aprendizaje digital. Se explican peligros comunes y cómo tratarlos en casa.</text:p>
      <text:p text:style-name="Text_20_body">📌 <text:span text:style-name="Emphasis">Muy útil para reuniones de tutoría o AMPA.</text:span></text:p>
      <text:p text:style-name="Horizontal_20_Line"/>
      <text:h text:style-name="Heading_20_2" text:outline-level="2"><text:soft-page-break/>📂 <text:span text:style-name="Strong_20_Emphasis">Charlas por temáticas (alumnado y familias)</text:span></text:h>
      <text:p text:style-name="Text_20_body">Estas presentaciones no están enfocadas a una edad concreta, sino que abordan <text:span text:style-name="Strong_20_Emphasis">temas específicos</text:span>. Se pueden adaptar a distintas etapas o perfiles.</text:p>
      <text:h text:style-name="Heading_20_3" text:outline-level="3">🔐 <text:span text:style-name="Emphasis">Privacidad, identidad digital y reputación</text:span></text:h>
      <text:p text:style-name="Text_20_body">Aprenden a proteger su intimidad y a pensar en las consecuencias de lo que comparten online.</text:p>
      <text:h text:style-name="Heading_20_3" text:outline-level="3">🧠 <text:span text:style-name="Emphasis">Netiqueta: comportamiento en línea</text:span></text:h>
      <text:p text:style-name="Text_20_body">Normas de convivencia en Internet, respeto y derechos de autor. Cómo comunicarse con educación en la red.</text:p>
      <text:h text:style-name="Heading_20_3" text:outline-level="3">🔎 <text:span text:style-name="Emphasis">Gestión de la información y acceso a contenidos apropiados</text:span></text:h>
      <text:p text:style-name="Text_20_body">Cómo buscar y analizar la información que encuentran online, y cómo identificar contenidos inapropiados o peligrosos.</text:p>
      <text:h text:style-name="Heading_20_3" text:outline-level="3">⚠️ <text:span text:style-name="Emphasis">Ciberacoso escolar</text:span></text:h>
      <text:p text:style-name="Text_20_body">Se explican los roles implicados, cómo detectarlo y qué hacer. Incluye pautas de prevención y reacción.</text:p>
      <text:h text:style-name="Heading_20_3" text:outline-level="3">🛡️ <text:span text:style-name="Emphasis">Protección ante virus y fraudes</text:span></text:h>
      <text:p text:style-name="Text_20_body">Conocen diferentes tipos de engaños online (phishing, malware…) y cómo protegerse.</text:p>
      <text:h text:style-name="Heading_20_3" text:outline-level="3">📱 <text:span text:style-name="Emphasis">Uso excesivo de las TIC</text:span></text:h>
      <text:p text:style-name="Text_20_body">Reflexión sobre el tiempo que pasan con dispositivos y sus consecuencias. Recomendaciones para un uso saludable.</text:p>
      <text:h text:style-name="Heading_20_3" text:outline-level="3">🌐 <text:span text:style-name="Emphasis">Uso seguro y responsable de las TIC (enfoque generalista)</text:span></text:h>
      <text:p text:style-name="Text_20_body">Un repaso amplio a los principales riesgos y cómo prevenirlos. Sirve como introducción general al tema.</text:p>
      <text:h text:style-name="Heading_20_3" text:outline-level="3">👨‍👩‍👧 <text:span text:style-name="Emphasis">Mediación parental</text:span> (solo para familias)</text:h>
      <text:p text:style-name="Text_20_body">Cómo implicarse en el acompañamiento digital desde casa. Consejos prácticos para hablar con los hijos y prevenir riesgos.</text:p>
      <text:p text:style-name="Standard"/>
      <text:h text:style-name="P1" text:outline-level="1"><text:span text:style-name="Strong_20_Emphasis"><text:span text:style-name="T1">Re</text:span></text:span><text:span text:style-name="Strong_20_Emphasis">cursos para </text:span><text:span text:style-name="Strong_20_Emphasis"><text:span text:style-name="T3">trabajar </text:span></text:span><text:span text:style-name="Strong_20_Emphasis">la ciberseguridad y el buen uso de Internet en el aula</text:span></text:h>
      <text:p text:style-name="Text_20_body">Aquí tienes una recopilación de recursos pedagógicos para trabajar la ciberseguridad en el aula que puedes compartir con tus alumnos, familias y compañeros. Están organizados por tipos de actividades y explicados con un lenguaje accesible para que puedas ver rápidamente qué puede encajar mejor en tu contexto, sin necesidad de tener conocimientos técnicos previos.</text:p>
      <text:p text:style-name="Horizontal_20_Line"/>
      <text:h text:style-name="Heading_20_3" text:outline-level="3">🧠 <text:span text:style-name="Strong_20_Emphasis">Actividades con el alumnado en el aula</text:span></text:h>
      <text:p text:style-name="Text_20_body"><text:span text:style-name="Strong_20_Emphasis">1. Dinámicas y juegos</text:span></text:p>
      <text:list xml:id="list775562891" text:style-name="L7">
        <text:list-item>
          <text:p text:style-name="P2"><text:span text:style-name="Strong_20_Emphasis">Dinámicas para prevenir los conflictos en Instagram</text:span><text:line-break/>Pensado para Educación Física o espacios al aire libre. Trabaja con tu grupo la prevención de conflictos en redes sociales, concretamente en Instagram.</text:p>
        </text:list-item>
        <text:list-item>
          <text:p text:style-name="P2"><text:span text:style-name="Strong_20_Emphasis">De mayor quiero ser… ¡Influencer!</text:span><text:line-break/>Juego interactivo para reflexionar sobre los riesgos que afrontan los influencers y qué valores promueven.</text:p>
        </text:list-item>
        <text:list-item>
          <text:p text:style-name="P2"><text:span text:style-name="Strong_20_Emphasis">La oca del ciberacoso</text:span><text:line-break/>Un tablero de juego tipo “oca” para trabajar en grupo el respeto, la empatía y la actuación frente al ciberacoso.</text:p>
        </text:list-item>
        <text:list-item>
          <text:p text:style-name="P2"><text:span text:style-name="Strong_20_Emphasis">Juegos didácticos interactivos</text:span><text:line-break/>Mosaico, sopa de letras y ruleta de palabras. Para trabajar el respeto, la seguridad y la responsabilidad en Internet de forma lúdica.</text:p>
        </text:list-item>
        <text:list-item>
          <text:p text:style-name="P2"><text:span text:style-name="Strong_20_Emphasis">Mejora tus contraseñas</text:span><text:line-break/>Juego con dado para enseñar a crear contraseñas seguras. Ideal para trabajar de forma práctica y divertida.</text:p>
        </text:list-item>
        <text:list-item>
          <text:p text:style-name="P2"><text:span text:style-name="Strong_20_Emphasis">Árbol de decisión para redes sociales</text:span><text:line-break/>Una guía visual con distintas situaciones típicas para ayudar al alumnado a tomar buenas decisiones en redes sociales.</text:p>
        </text:list-item>
      </text:list>
      <text:p text:style-name="Horizontal_20_Line"/>
      <text:h text:style-name="Heading_20_3" text:outline-level="3">🗞 <text:span text:style-name="Strong_20_Emphasis">Alfabetización mediática y pensamiento crítico</text:span></text:h>
      <text:p text:style-name="Text_20_body"><text:span text:style-name="Strong_20_Emphasis">2. Comprensión crítica de Internet y redes</text:span></text:p>
      <text:list xml:id="list2218696503" text:style-name="L8">
        <text:list-item>
          <text:p text:style-name="P3"><text:span text:style-name="Strong_20_Emphasis">Dime qué sigues y te diré qué opinas</text:span><text:line-break/>Actividad para entender qué son las cámaras de eco en redes sociales y cómo influyen en nuestra opinión.</text:p>
        </text:list-item>
        <text:list-item>
          <text:p text:style-name="P3"><text:span text:style-name="Strong_20_Emphasis">En la red, infórmate con lupa</text:span><text:line-break/>Recursos y pautas para aprender a distinguir información fiable y desenmascarar bulos o fake news.</text:p>
        </text:list-item>
        <text:list-item>
          <text:p text:style-name="P3"><text:soft-page-break/><text:span text:style-name="Strong_20_Emphasis">Publicidad dirigida a menores</text:span><text:line-break/>Análisis de la publicidad que aparece en vídeos dirigidos a menores en Internet. Muy útil para fomentar el pensamiento crítico.</text:p>
        </text:list-item>
      </text:list>
      <text:p text:style-name="Horizontal_20_Line"/>
      <text:h text:style-name="Heading_20_3" text:outline-level="3">📱 <text:span text:style-name="Strong_20_Emphasis">Convivencia digital y relaciones saludables</text:span></text:h>
      <text:p text:style-name="Text_20_body"><text:span text:style-name="Strong_20_Emphasis">3. Buen uso de dispositivos y redes</text:span></text:p>
      <text:list xml:id="list2913473836" text:style-name="L9">
        <text:list-item>
          <text:p text:style-name="P4"><text:span text:style-name="Strong_20_Emphasis">Tenemos tablet en clase</text:span><text:line-break/>Actividad basada en ABP (Aprendizaje Basado en Problemas) para trabajar el uso adecuado de tabletas en el aula.</text:p>
        </text:list-item>
        <text:list-item>
          <text:p text:style-name="P4"><text:span text:style-name="Strong_20_Emphasis">Test “No al cibercontrol”</text:span><text:line-break/>Herramienta para identificar actitudes de control en las relaciones a través del móvil o redes sociales. Ideal para trabajar relaciones sanas.</text:p>
        </text:list-item>
      </text:list>
      <text:p text:style-name="Horizontal_20_Line"/>
      <text:h text:style-name="Heading_20_3" text:outline-level="3">👨‍👩‍👧‍👦 <text:span text:style-name="Strong_20_Emphasis">Trabajo con las familias</text:span></text:h>
      <text:p text:style-name="Text_20_body"><text:span text:style-name="Strong_20_Emphasis">4. Participación y educación en casa</text:span></text:p>
      <text:list xml:id="list445299159" text:style-name="L10">
        <text:list-item>
          <text:p text:style-name="P5"><text:span text:style-name="Strong_20_Emphasis">Cuaderno de actividades para las familias sobre ciberseguridad</text:span><text:line-break/>Contiene 8 actividades para trabajar en familia de forma sencilla y entretenida.</text:p>
        </text:list-item>
        <text:list-item>
          <text:p text:style-name="P5"><text:span text:style-name="Strong_20_Emphasis">Taller para familias sobre WhatsApp del cole</text:span><text:line-break/>Pensado para facilitar el buen uso de los grupos de WhatsApp entre familias. Se trabaja a través de casos prácticos.</text:p>
        </text:list-item>
        <text:list-item>
          <text:p text:style-name="P5"><text:span text:style-name="Strong_20_Emphasis">¿Practicas “sharenting”?</text:span><text:line-break/>Árboles de decisión para reflexionar sobre el hábito de compartir fotos o vídeos de nuestros hijos en redes sociales.</text:p>
        </text:list-item>
        <text:list-item>
          <text:p text:style-name="P5"><text:span text:style-name="Strong_20_Emphasis">Tablero de logros familiares</text:span><text:line-break/>Herramienta visual para marcarse objetivos digitales en familia. Ideal para consensuar normas.</text:p>
        </text:list-item>
        <text:list-item>
          <text:p text:style-name="P5"><text:span text:style-name="Strong_20_Emphasis">Guión para educadores en reuniones con familias</text:span><text:line-break/>Puntos clave para tratar el uso responsable de Internet en las reuniones de inicio de curso con madres, padres o tutores.</text:p>
        </text:list-item>
      </text:list>
      <text:p text:style-name="Horizontal_20_Line"/>
      <text:h text:style-name="Heading_20_3" text:outline-level="3">🎒 <text:span text:style-name="Strong_20_Emphasis">Recursos para organizar y acompañar</text:span></text:h>
      <text:p text:style-name="Text_20_body"><text:span text:style-name="Strong_20_Emphasis">5. Organización, rutinas y planificación</text:span></text:p>
      <text:list xml:id="list4024563297" text:style-name="L11">
        <text:list-item>
          <text:p text:style-name="P6"><text:span text:style-name="Strong_20_Emphasis">Lista de tareas para un Internet seguro</text:span><text:line-break/>Checklist para revisar buenas prácticas antes de usar dispositivos o navegar por Internet.</text:p>
        </text:list-item>
        <text:list-item>
          <text:p text:style-name="P6"><text:span text:style-name="Strong_20_Emphasis">Horario de clase</text:span><text:line-break/>Plantilla para ayudar al alumnado a planificarse, integrando el uso de tecnología de forma equilibrada.</text:p>
        </text:list-item>
        <text:list-item>
          <text:p text:style-name="P6"><text:soft-page-break/><text:span text:style-name="Strong_20_Emphasis">Cómo elegir un juguete conectado</text:span><text:line-break/>Diagrama sencillo para valorar si un juguete conectado es adecuado y seguro.</text:p>
        </text:list-item>
        <text:list-item>
          <text:p text:style-name="P6"><text:span text:style-name="Strong_20_Emphasis">¡Abre tu mente a nuevas aplicaciones!</text:span><text:line-break/>Actividad para explorar con el alumnado todo lo positivo que se puede aprender gracias a Internet.</text:p>
        </text:list-item>
      </text:list>
      <text:p text:style-name="Standard"/>
      <text:p text:style-name="Standard"/>
      <text:p text:style-name="Standard"/>
      <text:h text:style-name="P1" text:outline-level="1"><text:span text:style-name="Strong_20_Emphasis">Unidades Didácticas 2.0: propuestas para trabajar en el aula</text:span></text:h>
      <text:p text:style-name="Text_20_body"><text:span text:style-name="T1">Ademas he encontrado </text:span>una colección de unidades didácticas muy completas para trabajar en clase las principales problemáticas que los menores pueden encontrar en Internet.</text:p>
      <text:p text:style-name="Text_20_body">Cada unidad incluye:</text:p>
      <text:list xml:id="list3409120034" text:style-name="L18">
        <text:list-item>
          <text:p text:style-name="P7">Dos sesiones de 50 minutos pensadas para el aula.</text:p>
        </text:list-item>
        <text:list-item>
          <text:p text:style-name="P7">Actividades interactivas y dinámicas, muy fáciles de aplicar.</text:p>
        </text:list-item>
        <text:list-item>
          <text:p text:style-name="P7">Notas y explicaciones para los docentes.</text:p>
        </text:list-item>
        <text:list-item>
          <text:p text:style-name="P7">Materiales listos para imprimir.</text:p>
        </text:list-item>
      </text:list>
      <text:p text:style-name="Horizontal_20_Line"/>
      <text:h text:style-name="Heading_20_2" text:outline-level="2"><text:span text:style-name="Strong_20_Emphasis">1. Vivimos en red</text:span></text:h>
      <text:p text:style-name="Text_20_body"><text:span text:style-name="Strong_20_Emphasis">Objetivo:</text:span> Promover el respeto en Internet y reforzar habilidades sociales para evitar conflictos en la red.</text:p>
      <text:p text:style-name="Text_20_body"><text:span text:style-name="Strong_20_Emphasis">Sesiones:</text:span></text:p>
      <text:list xml:id="list3798273936" text:style-name="L19">
        <text:list-item>
          <text:p text:style-name="P8"><text:span text:style-name="Emphasis">1.1. Con respeto en Internet</text:span></text:p>
        </text:list-item>
        <text:list-item>
          <text:p text:style-name="P8"><text:span text:style-name="Emphasis">1.2. No te quedes al margen</text:span></text:p>
        </text:list-item>
      </text:list>
      <text:p text:style-name="Text_20_body">➤ Ideal para trabajar convivencia digital y empatía.<text:line-break/></text:p>
      <text:p text:style-name="Horizontal_20_Line"/>
      <text:h text:style-name="Heading_20_2" text:outline-level="2"><text:span text:style-name="Strong_20_Emphasis">2. Tu información vale mucho</text:span></text:h>
      <text:p text:style-name="Text_20_body"><text:span text:style-name="Strong_20_Emphasis">Objetivo:</text:span> Enseñar la importancia de proteger la información personal y construir una buena identidad digital.</text:p>
      <text:p text:style-name="Text_20_body"><text:span text:style-name="Strong_20_Emphasis">Sesiones:</text:span></text:p>
      <text:list xml:id="list3624579391" text:style-name="L20">
        <text:list-item>
          <text:p text:style-name="P9"><text:span text:style-name="Emphasis">2.1. Protege tu historia</text:span></text:p>
        </text:list-item>
        <text:list-item>
          <text:p text:style-name="P9"><text:span text:style-name="Emphasis">2.2. Dejando una huella positiva</text:span></text:p>
        </text:list-item>
      </text:list>
      <text:p text:style-name="Text_20_body">➤ Perfecta para tratar temas de privacidad y reputación online.<text:line-break/></text:p>
      <text:p text:style-name="Horizontal_20_Line"/>
      <text:h text:style-name="Heading_20_2" text:outline-level="2"><text:span text:style-name="Strong_20_Emphasis">3. Controla la tecnología</text:span></text:h>
      <text:p text:style-name="Text_20_body"><text:span text:style-name="Strong_20_Emphasis">Objetivo:</text:span> Conocer formas de proteger los dispositivos, gestionar contraseñas y saber identificar apps seguras.</text:p>
      <text:p text:style-name="Text_20_body"><text:soft-page-break/><text:span text:style-name="Strong_20_Emphasis">Sesiones:</text:span></text:p>
      <text:list xml:id="list2864683480" text:style-name="L21">
        <text:list-item>
          <text:p text:style-name="P10"><text:span text:style-name="Emphasis">3.1. Cierra con llave</text:span></text:p>
        </text:list-item>
        <text:list-item>
          <text:p text:style-name="P10"><text:span text:style-name="Emphasis">3.2. ¿Qué apps merecen la pena?</text:span></text:p>
        </text:list-item>
      </text:list>
      <text:p text:style-name="Text_20_body">➤ Útil para alumnos que ya usan móvil, tablet o apps en su día a día.<text:line-break/></text:p>
      <text:p text:style-name="Horizontal_20_Line"/>
      <text:h text:style-name="Heading_20_2" text:outline-level="2"><text:span text:style-name="Strong_20_Emphasis">4. Mira más allá de tu pantalla</text:span></text:h>
      <text:p text:style-name="Text_20_body"><text:span text:style-name="Strong_20_Emphasis">Objetivo:</text:span> Fomentar el pensamiento crítico, comprender cómo funciona Internet y actuar con equilibrio.</text:p>
      <text:p text:style-name="Text_20_body"><text:span text:style-name="Strong_20_Emphasis">Sesiones:</text:span></text:p>
      <text:list xml:id="list3190539120" text:style-name="L22">
        <text:list-item>
          <text:p text:style-name="P11"><text:span text:style-name="Emphasis">4.1. Y así funciona Internet</text:span></text:p>
        </text:list-item>
        <text:list-item>
          <text:p text:style-name="P11"><text:span text:style-name="Emphasis">4.2. Mantén el equilibrio</text:span></text:p>
        </text:list-item>
      </text:list>
      <text:p text:style-name="Text_20_body">➤ Muy interesante para reflexionar sobre el tiempo en pantalla y los contenidos.<text:line-break/></text:p>
      <text:p text:style-name="Horizontal_20_Line"/>
      <text:h text:style-name="Heading_20_2" text:outline-level="2"><text:span text:style-name="Strong_20_Emphasis">5. Sabes elegir</text:span></text:h>
      <text:p text:style-name="Text_20_body"><text:span text:style-name="Strong_20_Emphasis">Objetivo:</text:span> Reforzar la capacidad de elegir bien qué leer, qué contactos aceptar y cómo reaccionar ante problemas online.</text:p>
      <text:p text:style-name="Text_20_body"><text:span text:style-name="Strong_20_Emphasis">Sesiones:</text:span></text:p>
      <text:list xml:id="list3251446530" text:style-name="L23">
        <text:list-item>
          <text:p text:style-name="P12"><text:span text:style-name="Emphasis">5.1. Esto es un fake</text:span></text:p>
        </text:list-item>
        <text:list-item>
          <text:p text:style-name="P12"><text:span text:style-name="Emphasis">5.2. Contactos y redes sociales</text:span></text:p>
        </text:list-item>
      </text:list>
      <text:p text:style-name="Text_20_body">➤ Recomendada para trabajar desinformación y redes sociales.<text:line-break/></text:p>
      <text:p text:style-name="Horizontal_20_Line"/>
      <text:h text:style-name="Heading_20_2" text:outline-level="2"><text:span text:style-name="Strong_20_Emphasis">6. Comenzamos con ciberseguridad</text:span></text:h>
      <text:p text:style-name="Text_20_body"><text:span text:style-name="Strong_20_Emphasis">Objetivo:</text:span> Introducir los primeros pasos para moverse en Internet de forma segura.</text:p>
      <text:p text:style-name="Text_20_body"><text:span text:style-name="Strong_20_Emphasis">Sesiones:</text:span></text:p>
      <text:list xml:id="list2204402625" text:style-name="L24">
        <text:list-item>
          <text:p text:style-name="P13"><text:span text:style-name="Emphasis">6.1. ¿Y tú qué ves en Internet?</text:span></text:p>
        </text:list-item>
        <text:list-item>
          <text:p text:style-name="P13"><text:span text:style-name="Emphasis">6.2. Juegas en línea</text:span></text:p>
        </text:list-item>
      </text:list>
      <text:p text:style-name="Text_20_body">➤ Ideal para grupos que se están iniciando en el uso de la red.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8:08:35.728672451</meta:creation-date>
    <dc:date>2025-03-27T18:35:51.508253957</dc:date>
    <meta:editing-duration>PT17M5S</meta:editing-duration>
    <meta:editing-cycles>1</meta:editing-cycles>
    <meta:document-statistic meta:table-count="0" meta:image-count="0" meta:object-count="0" meta:page-count="7" meta:paragraph-count="108" meta:word-count="1328" meta:character-count="8203" meta:non-whitespace-character-count="7013"/>
    <meta:generator>LibreOffice/6.4.7.2$Linux_X86_64 LibreOffice_project/40$Build-2</meta:generator>
  </office:meta>
</office:document-meta>
</file>